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cription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ionTest.verification_failure_throwing_AssertionError_should_prepend_expected_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scriptionTest.verification_failure_should_prepend_expected_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